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883113E8B1BB36EE77.tif" manifest:media-type="image/tiff"/>
  <manifest:file-entry manifest:full-path="Pictures/1000000100000300000002886748F8C2565572F2.tif" manifest:media-type="image/tiff"/>
  <manifest:file-entry manifest:full-path="Pictures/100000010000030000000288EE7A25812F78FBC1.tif" manifest:media-type="image/tiff"/>
  <manifest:file-entry manifest:full-path="Pictures/100000010000030000000288115DF76F46BCF82A.tif" manifest:media-type="image/tiff"/>
  <manifest:file-entry manifest:full-path="Pictures/100000010000030000000288CFBBBE9D22D90387.tif" manifest:media-type="image/tiff"/>
  <manifest:file-entry manifest:full-path="Pictures/100000010000030000000288ECF70A7569FA4060.tif" manifest:media-type="image/tiff"/>
  <manifest:file-entry manifest:full-path="Pictures/1000000100000300000002881AF1E748741864F2.tif" manifest:media-type="image/tiff"/>
  <manifest:file-entry manifest:full-path="Pictures/100000010000030000000288386D6AD2BAC62830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66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rial" fo:font-size="14pt"/>
    </style:style>
    <style:style style:name="T1" style:family="text">
      <style:text-properties fo:font-size="14pt"/>
    </style:style>
    <style:style style:name="T2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cm" svg:height="1.916cm" svg:x="-0.5cm" svg:y="1.242cm">
          <draw:text-box>
            <text:p text:style-name="P1"><text:span text:style-name="T1">Sens A</text:span></text:p>
          </draw:text-box>
        </draw:frame>
        <draw:frame draw:style-name="gr1" draw:text-style-name="P2" draw:layer="layout" svg:width="4.5cm" svg:height="1.916cm" svg:x="-0.5cm" svg:y="5.242cm">
          <draw:text-box>
            <text:p text:style-name="P1"><text:span text:style-name="T1">Sens B</text:span></text:p>
          </draw:text-box>
        </draw:frame>
        <draw:frame draw:style-name="gr2" draw:text-style-name="P3" draw:layer="layout" svg:width="4.75cm" svg:height="1.5cm" svg:x="3.5cm" svg:y="7.5cm">
          <draw:text-box>
            <text:p text:style-name="P1"><text:span text:style-name="T2">t=0 ms</text:span></text:p>
          </draw:text-box>
        </draw:frame>
        <draw:frame draw:style-name="gr2" draw:text-style-name="P3" draw:layer="layout" svg:width="4.75cm" svg:height="1.5cm" svg:x="8.3cm" svg:y="7.5cm">
          <draw:text-box>
            <text:p text:style-name="P1"><text:span text:style-name="T2">t=1,5 ms</text:span></text:p>
          </draw:text-box>
        </draw:frame>
        <draw:frame draw:style-name="gr2" draw:text-style-name="P3" draw:layer="layout" svg:width="4.75cm" svg:height="1.5cm" svg:x="13cm" svg:y="7.5cm">
          <draw:text-box>
            <text:p text:style-name="P1"><text:span text:style-name="T2">t=4 ms</text:span></text:p>
          </draw:text-box>
        </draw:frame>
        <draw:frame draw:style-name="gr2" draw:text-style-name="P3" draw:layer="layout" svg:width="4.75cm" svg:height="1.5cm" svg:x="17.6cm" svg:y="7.5cm">
          <draw:text-box>
            <text:p text:style-name="P1"><text:span text:style-name="T2">t=8 ms</text:span></text:p>
          </draw:text-box>
        </draw:frame>
        <draw:frame draw:style-name="gr3" draw:text-style-name="P1" draw:layer="layout" svg:width="4.74cm" svg:height="4cm" svg:x="3.48cm" svg:y="0cm">
          <draw:image xlink:href="Pictures/100000010000030000000288386D6AD2BAC62830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8.22cm" svg:y="0cm">
          <draw:image xlink:href="Pictures/1000000100000300000002881AF1E748741864F2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12.87cm" svg:y="0cm">
          <draw:image xlink:href="Pictures/100000010000030000000288ECF70A7569FA4060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17.61cm" svg:y="0cm">
          <draw:image xlink:href="Pictures/100000010000030000000288CFBBBE9D22D90387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3.48cm" svg:y="4cm">
          <draw:image xlink:href="Pictures/100000010000030000000288115DF76F46BCF82A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8.18cm" svg:y="4cm">
          <draw:image xlink:href="Pictures/100000010000030000000288EE7A25812F78FBC1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12.88cm" svg:y="4cm">
          <draw:image xlink:href="Pictures/1000000100000300000002886748F8C2565572F2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17.6cm" svg:y="4cm">
          <draw:image xlink:href="Pictures/1000000100000300000002883113E8B1BB36EE77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22:15:15.922458727</dc:date>
    <meta:editing-duration>PT34M25S</meta:editing-duration>
    <meta:editing-cycles>13</meta:editing-cycles>
    <meta:generator>LibreOffice/7.4.7.2$Linux_X86_64 LibreOffice_project/40$Build-2</meta:generator>
    <meta:document-statistic meta:object-count="14"/>
  </office:meta>
</office:document-meta>
</file>